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104cm" fo:min-width="4.454cm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35cm" fo:min-width="3.4cm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884cm" fo:min-width="2.46cm"/>
    </style:style>
    <style:style style:name="gr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812cm" fo:min-width="4.162cm"/>
    </style:style>
    <style:style style:name="gr5" style:family="graphic" style:parent-style-name="objectwithoutfill">
      <style:graphic-properties draw:stroke="solid" svg:stroke-color="#000000" draw:marker-end="Arrow" draw:marker-end-width="0.3cm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cm" fo:min-width="1.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cm" fo:min-width="2.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cm" fo:min-width="2.9cm"/>
    </style:style>
    <style:style style:name="gr10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81cm"/>
    </style:style>
    <style:style style:name="gr12" style:family="graphic" style:parent-style-name="standard">
      <style:graphic-properties draw:stroke="none" svg:stroke-color="#000000" draw:fill="none" draw:fill-color="#ffffff" fo:min-height="1.121cm"/>
    </style:style>
    <style:style style:name="gr13" style:family="graphic" style:parent-style-name="standard">
      <style:graphic-properties draw:stroke="none" svg:stroke-color="#000000" draw:fill="none" draw:fill-color="#ffffff" fo:min-height="1.221cm"/>
    </style:style>
    <style:style style:name="gr14" style:family="graphic" style:parent-style-name="standard">
      <style:graphic-properties draw:stroke="none" svg:stroke-color="#000000" draw:fill="none" draw:fill-color="#ffffff" fo:min-height="1.1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49cm" fo:min-width="2.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1cm" svg:height="1.5cm" svg:x="1.1cm" svg:y="1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cm" svg:height="1.6cm" svg:x="1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6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6cm" svg:x="1.7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6cm" svg:x="1.7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6cm" svg:x="1.7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1.1cm" svg:y="17.3cm">
          <text:p/>
          <draw:enhanced-geometry svg:viewBox="0 0 21600 21600" draw:glue-points="?f6 0 10800 ?f8 ?f11 10800 ?f9 21600 10800 ?f10 ?f5 10800" draw:text-areas="?f3 ?f3 ?f4 ?f4" draw:type="parallelogram" draw:modifiers="3505.807275047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1cm" svg:height="1.5cm" svg:x="1.1cm" svg:y="20.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.6cm" svg:y1="2.8cm" svg:x2="3.6cm" svg:y2="4cm">
          <text:p/>
        </draw:line>
        <draw:line draw:style-name="gr5" draw:text-style-name="P1" draw:layer="layout" svg:x1="3.7cm" svg:y1="5.5cm" svg:x2="3.7cm" svg:y2="6.3cm">
          <text:p/>
        </draw:line>
        <draw:line draw:style-name="gr5" draw:text-style-name="P1" draw:layer="layout" svg:x1="3.7cm" svg:y1="8cm" svg:x2="3.7cm" svg:y2="9.2cm">
          <text:p/>
        </draw:line>
        <draw:line draw:style-name="gr5" draw:text-style-name="P1" draw:layer="layout" svg:x1="3.7cm" svg:y1="10.7cm" svg:x2="3.7cm" svg:y2="11.9cm">
          <text:p/>
        </draw:line>
        <draw:line draw:style-name="gr5" draw:text-style-name="P1" draw:layer="layout" svg:x1="3.7cm" svg:y1="13.4cm" svg:x2="3.7cm" svg:y2="14.6cm">
          <text:p/>
        </draw:line>
        <draw:line draw:style-name="gr5" draw:text-style-name="P1" draw:layer="layout" svg:x1="3.8cm" svg:y1="16cm" svg:x2="3.8cm" svg:y2="17.2cm">
          <text:p/>
        </draw:line>
        <draw:line draw:style-name="gr5" draw:text-style-name="P1" draw:layer="layout" svg:x1="3.8cm" svg:y1="19.1cm" svg:x2="3.8cm" svg:y2="20.3cm">
          <text:p/>
        </draw:line>
        <draw:frame draw:style-name="gr6" draw:text-style-name="P3" draw:layer="layout" svg:width="3.6cm" svg:height="1.191cm" svg:x="1.9cm" svg:y="1.6cm">
          <draw:text-box>
            <text:p text:style-name="P2">开始</text:p>
          </draw:text-box>
        </draw:frame>
        <draw:frame draw:style-name="gr6" draw:text-style-name="P3" draw:layer="layout" svg:width="3.6cm" svg:height="1cm" svg:x="1.9cm" svg:y="4.109cm">
          <draw:text-box>
            <text:p text:style-name="P2">t&lt;--1</text:p>
          </draw:text-box>
        </draw:frame>
        <draw:frame draw:style-name="gr6" draw:text-style-name="P3" draw:layer="layout" svg:width="3.6cm" svg:height="1cm" svg:x="1.9cm" svg:y="6.609cm">
          <draw:text-box>
            <text:p text:style-name="P2">t&lt;--t*2</text:p>
          </draw:text-box>
        </draw:frame>
        <draw:frame draw:style-name="gr6" draw:text-style-name="P3" draw:layer="layout" svg:width="3.6cm" svg:height="1cm" svg:x="1.8cm" svg:y="9.4cm">
          <draw:text-box>
            <text:p text:style-name="P2">t&lt;--t*3</text:p>
          </draw:text-box>
        </draw:frame>
        <draw:frame draw:style-name="gr6" draw:text-style-name="P3" draw:layer="layout" svg:width="3.6cm" svg:height="1cm" svg:x="1.9cm" svg:y="12.1cm">
          <draw:text-box>
            <text:p text:style-name="P2">t&lt;--t*4</text:p>
          </draw:text-box>
        </draw:frame>
        <draw:frame draw:style-name="gr6" draw:text-style-name="P3" draw:layer="layout" svg:width="3.6cm" svg:height="1cm" svg:x="1.8cm" svg:y="14.609cm">
          <draw:text-box>
            <text:p text:style-name="P2">t&lt;--t*5</text:p>
          </draw:text-box>
        </draw:frame>
        <draw:frame draw:style-name="gr6" draw:text-style-name="P3" draw:layer="layout" svg:width="3.6cm" svg:height="1.191cm" svg:x="1.7cm" svg:y="17.609cm">
          <draw:text-box>
            <text:p text:style-name="P2">输出 t</text:p>
          </draw:text-box>
        </draw:frame>
        <draw:frame draw:style-name="gr6" draw:text-style-name="P3" draw:layer="layout" svg:width="3.6cm" svg:height="1.191cm" svg:x="1.9cm" svg:y="20.4cm">
          <draw:text-box>
            <text:p text:style-name="P2">结束</text:p>
          </draw:text-box>
        </draw:frame>
        <draw:custom-shape draw:style-name="gr7" draw:text-style-name="P1" xml:id="id1" draw:id="id1" draw:layer="layout" svg:width="4.6cm" svg:height="3.1cm" svg:x="9.5cm" svg:y="1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" draw:id="id2" draw:layer="layout" svg:width="3.3cm" svg:height="2.7cm" svg:x="7.3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3.4cm" svg:height="2.6cm" svg:x="13.3cm" svg:y="6.4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5cm" svg:y1="2.85cm" svg:x2="8.95cm" svg:y2="6.3cm" draw:start-shape="id1" draw:start-glue-point="5" draw:end-shape="id2" draw:end-glue-point="0" svg:d="M9500 2850h-550v3450" svg:viewBox="0 0 551 3451">
          <text:p/>
        </draw:connector>
        <draw:connector draw:style-name="gr10" draw:text-style-name="P1" draw:layer="layout" svg:x1="14.1cm" svg:y1="2.85cm" svg:x2="15cm" svg:y2="6.4cm" draw:start-shape="id1" draw:start-glue-point="7" draw:end-shape="id3" draw:end-glue-point="0" svg:d="M14100 2850h900v3550" svg:viewBox="0 0 901 3551">
          <text:p/>
        </draw:connector>
        <draw:frame draw:style-name="gr11" draw:text-style-name="P4" draw:layer="layout" svg:width="3.3cm" svg:height="2.131cm" svg:x="10.7cm" svg:y="2.3cm">
          <draw:text-box>
            <text:p>判断？</text:p>
          </draw:text-box>
        </draw:frame>
        <draw:frame draw:style-name="gr12" draw:text-style-name="P4" draw:layer="layout" svg:width="3.9cm" svg:height="1.371cm" svg:x="6.9cm" svg:y="1.529cm">
          <draw:text-box>
            <text:p>真（true）</text:p>
          </draw:text-box>
        </draw:frame>
        <draw:frame draw:style-name="gr13" draw:text-style-name="P4" draw:layer="layout" svg:width="4.3cm" svg:height="1.471cm" svg:x="14.2cm" svg:y="1.529cm">
          <draw:text-box>
            <text:p>假（false）</text:p>
          </draw:text-box>
        </draw:frame>
        <draw:frame draw:style-name="gr14" draw:text-style-name="P4" draw:layer="layout" svg:width="2.6cm" svg:height="1.4cm" svg:x="7.6cm" svg:y="7cm">
          <draw:text-box>
            <text:p>处理1</text:p>
          </draw:text-box>
        </draw:frame>
        <draw:frame draw:style-name="gr14" draw:text-style-name="P4" draw:layer="layout" svg:width="2.6cm" svg:height="1.4cm" svg:x="13.7cm" svg:y="7cm">
          <draw:text-box>
            <text:p>处理2</text:p>
          </draw:text-box>
        </draw:frame>
        <draw:custom-shape draw:style-name="gr7" draw:text-style-name="P1" xml:id="id4" draw:id="id4" draw:layer="layout" svg:width="4.6cm" svg:height="3.1cm" svg:x="10.8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" draw:id="id5" draw:layer="layout" svg:width="3.3cm" svg:height="2.7cm" svg:x="8.6cm" svg:y="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3.4cm" svg:height="2.6cm" svg:x="12.3cm" svg:y="1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0.8cm" svg:y1="11.55cm" svg:x2="10.25cm" svg:y2="15cm" draw:start-shape="id4" draw:start-glue-point="5" draw:end-shape="id5" draw:end-glue-point="0" svg:d="M10800 11550h-550v3450" svg:viewBox="0 0 551 3451">
          <text:p/>
        </draw:connector>
        <draw:connector draw:style-name="gr10" draw:text-style-name="P1" draw:layer="layout" svg:x1="13.1cm" svg:y1="13.1cm" svg:x2="14cm" svg:y2="16cm" draw:start-shape="id4" draw:start-glue-point="6" draw:end-shape="id6" draw:end-glue-point="0" svg:d="M13100 13100v1451h900v1449" svg:viewBox="0 0 901 2901">
          <text:p/>
        </draw:connector>
        <draw:frame draw:style-name="gr11" draw:text-style-name="P4" draw:layer="layout" svg:width="4cm" svg:height="2.131cm" svg:x="11.3cm" svg:y="11cm">
          <draw:text-box>
            <text:p>循环结束？</text:p>
          </draw:text-box>
        </draw:frame>
        <draw:frame draw:style-name="gr12" draw:text-style-name="P4" draw:layer="layout" svg:width="3.9cm" svg:height="1.371cm" svg:x="8.2cm" svg:y="10.229cm">
          <draw:text-box>
            <text:p>真（true）</text:p>
          </draw:text-box>
        </draw:frame>
        <draw:frame draw:style-name="gr13" draw:text-style-name="P4" draw:layer="layout" svg:width="4.3cm" svg:height="1.471cm" svg:x="13.6cm" svg:y="13.029cm">
          <draw:text-box>
            <text:p>假（false）</text:p>
          </draw:text-box>
        </draw:frame>
        <draw:frame draw:style-name="gr14" draw:text-style-name="P4" draw:layer="layout" svg:width="2.6cm" svg:height="1.4cm" svg:x="8.9cm" svg:y="15.7cm">
          <draw:text-box>
            <text:p>处理1</text:p>
          </draw:text-box>
        </draw:frame>
        <draw:frame draw:style-name="gr14" draw:text-style-name="P4" draw:layer="layout" svg:width="2.6cm" svg:height="1.4cm" svg:x="12.7cm" svg:y="16.6cm">
          <draw:text-box>
            <text:p>处理2</text:p>
          </draw:text-box>
        </draw:frame>
        <draw:connector draw:style-name="gr15" draw:text-style-name="P5" draw:layer="layout" draw:line-skew="0cm 2.099cm" svg:x1="14cm" svg:y1="18.6cm" svg:x2="15.4cm" svg:y2="11.55cm" draw:start-shape="id6" draw:start-glue-point="2" draw:end-shape="id4" draw:end-glue-point="7" svg:d="M14000 18600v501h4300v-7551h-2900" svg:viewBox="0 0 4301 7552">
          <text:p/>
        </draw:connector>
        <draw:custom-shape draw:style-name="gr7" draw:text-style-name="P1" xml:id="id7" draw:id="id7" draw:layer="layout" svg:width="4.6cm" svg:height="3.1cm" svg:x="11.4cm" svg:y="24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8" draw:id="id8" draw:layer="layout" svg:width="3.3cm" svg:height="1.699cm" svg:x="7.4cm" svg:y="26.6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3.4cm" svg:height="2.6cm" svg:x="12cm" svg:y="21.301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1.4cm" svg:y1="26.151cm" svg:x2="9.05cm" svg:y2="26.601cm" draw:start-shape="id7" draw:start-glue-point="5" draw:end-shape="id8" draw:end-glue-point="0" svg:d="M11400 26151h-2350v450" svg:viewBox="0 0 2351 451">
          <text:p/>
        </draw:connector>
        <draw:connector draw:style-name="gr10" draw:text-style-name="P1" draw:layer="layout" svg:x1="13.7cm" svg:y1="24.601cm" svg:x2="13.7cm" svg:y2="23.901cm" draw:start-shape="id7" draw:start-glue-point="4" draw:end-shape="id9" draw:end-glue-point="2" svg:d="M13700 24601v-700" svg:viewBox="0 0 1 701">
          <text:p/>
        </draw:connector>
        <draw:frame draw:style-name="gr11" draw:text-style-name="P4" draw:layer="layout" svg:width="4cm" svg:height="2.131cm" svg:x="11.8cm" svg:y="25.501cm">
          <draw:text-box>
            <text:p>循环结束？</text:p>
          </draw:text-box>
        </draw:frame>
        <draw:frame draw:style-name="gr12" draw:text-style-name="P4" draw:layer="layout" svg:width="3.9cm" svg:height="1.371cm" svg:x="7.4cm" svg:y="24.501cm">
          <draw:text-box>
            <text:p>真（true）</text:p>
          </draw:text-box>
        </draw:frame>
        <draw:frame draw:style-name="gr13" draw:text-style-name="P4" draw:layer="layout" svg:width="4.3cm" svg:height="1.471cm" svg:x="14.7cm" svg:y="24.5cm">
          <draw:text-box>
            <text:p>假（false）</text:p>
          </draw:text-box>
        </draw:frame>
        <draw:frame draw:style-name="gr14" draw:text-style-name="P4" draw:layer="layout" svg:width="2.6cm" svg:height="1.4cm" svg:x="7.8cm" svg:y="27.101cm">
          <draw:text-box>
            <text:p>处理1</text:p>
          </draw:text-box>
        </draw:frame>
        <draw:frame draw:style-name="gr14" draw:text-style-name="P4" draw:layer="layout" svg:width="2.6cm" svg:height="1.4cm" svg:x="12.4cm" svg:y="22.001cm">
          <draw:text-box>
            <text:p>处理2</text:p>
          </draw:text-box>
        </draw:frame>
        <draw:connector draw:style-name="gr15" draw:text-style-name="P5" draw:layer="layout" draw:line-skew="0cm 1.898cm" svg:x1="13.7cm" svg:y1="21.301cm" svg:x2="16cm" svg:y2="26.151cm" draw:start-shape="id9" draw:start-glue-point="0" draw:end-shape="id7" draw:end-glue-point="7" svg:d="M13700 21301v-501h4700v5351h-2400" svg:viewBox="0 0 4701 53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6T16:29:28.900919647</meta:creation-date>
    <dc:date>2017-02-16T16:53:54.383257646</dc:date>
    <dc:creator>lin dachuan</dc:creator>
    <meta:editing-duration>PT4M17S</meta:editing-duration>
    <meta:editing-cycles>1</meta:editing-cycles>
    <meta:document-statistic meta:object-count="55"/>
    <meta:generator>LibreOffice/5.1.4.2$Linux_X86_64 LibreOffice_project/10m0$Build-2</meta:generator>
  </office:meta>
</office:document-meta>
</file>